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 style:data-style-name="N2" text:time-value="01:42:41.6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8T01:45:02.829000000</dc:date>
    <meta:editing-duration>P3DT14H15M50S</meta:editing-duration>
    <meta:editing-cycles>1463</meta:editing-cycles>
    <meta:document-statistic meta:table-count="3" meta:cell-count="8452" meta:object-count="0"/>
  </office:meta>
</office:document-meta>
</file>